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4000003BD9F407E55.png" manifest:media-type="image/png"/>
  <manifest:file-entry manifest:full-path="Pictures/1000000100000175000003C1253078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6cb6a" officeooo:paragraph-rsid="0016cb6a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6cb6a" officeooo:paragraph-rsid="0016cb6a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OOK MY SHOW/</text:span> TICKET MASTER</text:p>
      <text:p text:style-name="P1"><draw:frame draw:style-name="fr1" draw:name="Image1" text:anchor-type="char" svg:x="0.1102in" svg:y="0.1429in" svg:width="2.9681in" svg:height="9.2193in" draw:z-index="0"><draw:image xlink:href="Pictures/1000000100000175000003C1253078B7.png" xlink:type="simple" xlink:show="embed" xlink:actuate="onLoad" draw:mime-type="image/png"/></draw:frame><draw:frame draw:style-name="fr1" draw:name="Image2" text:anchor-type="char" svg:x="3.2945in" svg:y="0.1429in" svg:width="3.378in" svg:height="9.2543in" draw:z-index="1"><draw:image xlink:href="Pictures/1000000100000184000003BD9F407E55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0:18:40.781090006</meta:creation-date>
    <meta:editing-duration>PT25M11S</meta:editing-duration>
    <meta:editing-cycles>2</meta:editing-cycles>
    <meta:generator>LibreOffice/24.2.7.2$Linux_X86_64 LibreOffice_project/420$Build-2</meta:generator>
    <dc:date>2025-07-03T10:53:57.625047889</dc:date>
    <meta:document-statistic meta:table-count="0" meta:image-count="2" meta:object-count="0" meta:page-count="1" meta:paragraph-count="1" meta:word-count="5" meta:character-count="27" meta:non-whitespace-character-count="23"/>
  </office:meta>
</office:document-meta>
</file>